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9505f" officeooo:paragraph-rsid="0009505f"/>
    </style:style>
    <style:style style:name="P2" style:family="paragraph" style:parent-style-name="Standard">
      <style:text-properties fo:language="en" fo:country="US" officeooo:paragraph-rsid="0009505f"/>
    </style:style>
    <style:style style:name="P3" style:family="paragraph" style:parent-style-name="Standard">
      <style:text-properties fo:language="en" fo:country="US" fo:font-style="italic" officeooo:rsid="0009505f" officeooo:paragraph-rsid="0009505f" style:font-style-asian="italic" style:font-style-complex="italic"/>
    </style:style>
    <style:style style:name="P4" style:family="paragraph" style:parent-style-name="Standard">
      <style:text-properties fo:language="en" fo:country="US" fo:font-style="italic" officeooo:rsid="0009505f" officeooo:paragraph-rsid="000b0e20" style:font-style-asian="italic" style:font-style-complex="italic"/>
    </style:style>
    <style:style style:name="P5" style:family="paragraph" style:parent-style-name="Standard">
      <style:text-properties fo:language="en" fo:country="US" fo:font-style="italic" officeooo:rsid="0009505f" officeooo:paragraph-rsid="000d9d60" style:font-style-asian="italic" style:font-style-complex="italic"/>
    </style:style>
    <style:style style:name="P6" style:family="paragraph" style:parent-style-name="Standard">
      <style:text-properties fo:color="#0000ff" fo:language="en" fo:country="US" officeooo:rsid="0009505f" officeooo:paragraph-rsid="0009505f"/>
    </style:style>
    <style:style style:name="P7" style:family="paragraph" style:parent-style-name="Standard">
      <style:text-properties fo:color="#0000ff" fo:language="en" fo:country="US" officeooo:paragraph-rsid="0009505f"/>
    </style:style>
    <style:style style:name="P8" style:family="paragraph" style:parent-style-name="Standard">
      <style:text-properties fo:color="#0000ff" fo:language="en" fo:country="US" fo:font-style="normal" officeooo:rsid="0009505f" officeooo:paragraph-rsid="0009505f" style:font-style-asian="normal" style:font-style-complex="normal"/>
    </style:style>
    <style:style style:name="P9" style:family="paragraph" style:parent-style-name="Standard">
      <style:text-properties fo:language="en" fo:country="US" fo:font-style="italic" officeooo:rsid="000d9d60" officeooo:paragraph-rsid="000d9d60" style:font-style-asian="italic" style:font-style-complex="italic"/>
    </style:style>
    <style:style style:name="T1" style:family="text">
      <style:text-properties officeooo:rsid="0009505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officeooo:rsid="00095abb"/>
    </style:style>
    <style:style style:name="T4" style:family="text">
      <style:text-properties fo:color="#0000ff" officeooo:rsid="000badab"/>
    </style:style>
    <style:style style:name="T5" style:family="text">
      <style:text-properties fo:color="#0000ff" officeooo:rsid="000d9d60"/>
    </style:style>
    <style:style style:name="T6" style:family="text">
      <style:text-properties officeooo:rsid="00095abb"/>
    </style:style>
    <style:style style:name="T7" style:family="text">
      <style:text-properties officeooo:rsid="0009ca2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b0e2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cc0000"/>
    </style:style>
    <style:style style:name="T12" style:family="text">
      <style:text-properties fo:color="#cc0000" fo:font-weight="bold" style:font-weight-asian="bold" style:font-weight-complex="bold"/>
    </style:style>
    <style:style style:name="T13" style:family="text">
      <style:text-properties fo:color="#cc0000" fo:font-weight="bold" officeooo:rsid="000badab" style:font-weight-asian="bold" style:font-weight-complex="bold"/>
    </style:style>
    <style:style style:name="T14" style:family="text">
      <style:text-properties fo:color="#cc0000" officeooo:rsid="000b0e20"/>
    </style:style>
    <style:style style:name="T15" style:family="text">
      <style:text-properties officeooo:rsid="000d9d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ll in the blanks in each of the following.</text:p>
      <text:p text:style-name="P3"/>
      <text:p text:style-name="P1"><text:span text:style-name="T8">a) Every C program begins execution at the function </text:span>___<text:span text:style-name="T2">main</text:span>___.</text:p>
      <text:p text:style-name="P1"/>
      <text:p text:style-name="P1"><text:span text:style-name="T8">b) The</text:span> ___<text:span text:style-name="T2">{</text:span>___ <text:span text:style-name="T8">begins the body of every function and the </text:span>___<text:span text:style-name="T2">}</text:span>___ <text:span text:style-name="T8">ends the body</text:span></text:p>
      <text:p text:style-name="P3"/>
      <text:p text:style-name="P3">of every function.</text:p>
      <text:p text:style-name="P1"/>
      <text:p text:style-name="P1"><text:span text:style-name="T8">c) Every statement ends with a(n) </text:span>___<text:span text:style-name="T2">;</text:span>___.</text:p>
      <text:p text:style-name="P1"/>
      <text:p text:style-name="P1"><text:span text:style-name="T8">d) The</text:span> ___<text:span text:style-name="T3">stdio.h</text:span>_____ <text:span text:style-name="T8">standard library function displays information on the screen.</text:span></text:p>
      <text:p text:style-name="P1"/>
      <text:p text:style-name="P1"><text:span text:style-name="T8">e) The</text:span> __<text:span text:style-name="T3">if</text:span>_<text:span text:style-name="T3">else</text:span>__ <text:span text:style-name="T8">statement is used to execute one action when a condition is true</text:span></text:p>
      <text:p text:style-name="P3"/>
      <text:p text:style-name="P3">and another action when that condition is false. “</text:p>
      <text:p text:style-name="P1"/>
      <text:p text:style-name="P1"><text:span text:style-name="T8">f) The </text:span>__<text:span text:style-name="T3">for/do..while/while</text:span>_<text:span text:style-name="T8"> statement specifies that a statement or group of statements is</text:span></text:p>
      <text:p text:style-name="P3"/>
      <text:p text:style-name="P3">to be executed repeatedly while some condition remains true. "</text:p>
      <text:p text:style-name="P1"/>
      <text:p text:style-name="P1"/>
      <text:p text:style-name="P1"/>
      <text:p text:style-name="P3">State whether each of the following is true or false. If false, explain why.</text:p>
      <text:p text:style-name="P1"/>
      <text:p text:style-name="P3">b) Comments cause the computer to print the text enclosed between /* and */ on the</text:p>
      <text:p text:style-name="P3">screen when the program is executed.</text:p>
      <text:p text:style-name="P6">- <text:span text:style-name="T6">false, comments display only on source code. If compile and run program, comments don't show. </text:span></text:p>
      <text:p text:style-name="P1"/>
      <text:p text:style-name="P3">d) All variables must be defined before they’re used.</text:p>
      <text:p text:style-name="P6">- <text:span text:style-name="T6">true</text:span></text:p>
      <text:p text:style-name="P1"/>
      <text:p text:style-name="P3">e) All variables must be given a type when they’re defined.</text:p>
      <text:p text:style-name="P6">- <text:span text:style-name="T6">true</text:span></text:p>
      <text:p text:style-name="P1"/>
      <text:p text:style-name="P3">f) C considers the variables number and NuMbEr to be identical.</text:p>
      <text:p text:style-name="P7"><text:span text:style-name="T1">- false. </text:span><text:bookmark text:name="result_box"/>C is case sensitive. <text:span text:style-name="T7">So 'number' and 'Number' are not the same.</text:span></text:p>
      <text:p text:style-name="P2"/>
      <text:p text:style-name="P3">g) Definitions can appear anywhere in the body of a function.</text:p>
      <text:p text:style-name="P8">- <text:span text:style-name="T9">false. Cause declarations can be appear in the body of function, not definitions.</text:span></text:p>
      <text:p text:style-name="P3"/>
      <text:p text:style-name="P3"/>
      <text:p text:style-name="P3"/>
      <text:p text:style-name="P3"/>
      <text:p text:style-name="P3">Identify and correct the errors in each of the following statements.</text:p>
      <text:p text:style-name="P3"/>
      <text:p text:style-name="P3">(Note: There may be more than one error per statement.)</text:p>
      <text:p text:style-name="P3"/>
      <text:p text:style-name="P3">a) scanf( "<text:span text:style-name="T12">%</text:span>d", value );</text:p>
      <text:p text:style-name="P3"/>
      <text:p text:style-name="P3">b) printf( "The product of %d and %d is %d\n<text:span text:style-name="T12">”</text:span>, x, y );</text:p>
      <text:p text:style-name="P3"/>
      <text:p text:style-name="P4">c) <text:span text:style-name="T11">sumOfNumbers </text:span><text:span text:style-name="T14">= </text:span><text:span text:style-name="T11"><text:s/>firstNumber + secondNumber;</text:span></text:p>
      <text:p text:style-name="P3"><text:soft-page-break/></text:p>
      <text:p text:style-name="P3">d) if ( number <text:span text:style-name="T13">&gt;=</text:span><text:span text:style-name="T10"> </text:span>largest ) largest <text:span text:style-name="T12">=</text:span> number;</text:p>
      <text:p text:style-name="P3"/>
      <text:p text:style-name="P3">e) <text:span text:style-name="T12">/*</text:span> Program to determine the largest of three integers <text:span text:style-name="T12">*/</text:span></text:p>
      <text:p text:style-name="P3"/>
      <text:p text:style-name="P3">f) scanf( "%d", <text:span text:style-name="T13">&amp;</text:span>anInteger );</text:p>
      <text:p text:style-name="P3"/>
      <text:p text:style-name="P3"/>
      <text:p text:style-name="P3"/>
      <text:p text:style-name="P3">Write a single C statement to accomplish each of the following:</text:p>
      <text:p text:style-name="P3"/>
      <text:p text:style-name="P3">a) Read an integer from the keyboard and store the value entered in integer variable a.</text:p>
      <text:p text:style-name="P3"/>
      <text:p text:style-name="P3"><text:tab/><text:span text:style-name="T4">scanf(“%</text:span><text:span text:style-name="T5">d</text:span><text:span text:style-name="T4">”, &amp;a);</text:span></text:p>
      <text:p text:style-name="P3"/>
      <text:p text:style-name="P3">b) Print "The product is" followed by the value of the integer variable result.</text:p>
      <text:p text:style-name="P3"/>
      <text:p text:style-name="P3"><text:tab/><text:span text:style-name="T15">int i = 10; </text:span></text:p>
      <text:p text:style-name="P3"><text:tab/><text:span text:style-name="T15">printf(“The product is %d”, i);</text:span></text:p>
      <text:p text:style-name="P3"/>
      <text:p text:style-name="P3">c) If number is not equal to 7, print "The variable number is not equal to 7."</text:p>
      <text:p text:style-name="P3"/>
      <text:p text:style-name="P5"><text:tab/><text:span text:style-name="T15">int i;</text:span></text:p>
      <text:p text:style-name="P5"><text:tab/>...</text:p>
      <text:p text:style-name="P9"><text:tab/>if (i != 7) </text:p>
      <text:p text:style-name="P5"><text:tab/><text:span text:style-name="T15">printf(“</text:span>The variable number is not equal to 7.”<text:span text:style-name="T15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3:11:54.298628169</meta:creation-date>
    <dc:date>2017-05-25T22:54:06.827544304</dc:date>
    <meta:editing-duration>PT16M11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2" meta:paragraph-count="41" meta:word-count="383" meta:character-count="2132" meta:non-whitespace-character-count="1779"/>
  </office:meta>
</office:document-meta>
</file>